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 table:number-columns-spanned="5" table:number-rows-spanned="1">
            <text:p>Root and Water Container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Controller and Modul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Pumps and Valv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Light and Fan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Sensor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04:03:23.228764086</meta:creation-date>
    <meta:generator>LibreOffice/7.6.0.2$Linux_X86_64 LibreOffice_project/60$Build-2</meta:generator>
    <dc:date>2023-08-20T04:08:25.622197574</dc:date>
    <meta:editing-duration>PT5M3S</meta:editing-duration>
    <meta:editing-cycles>1</meta:editing-cycles>
    <meta:document-statistic meta:table-count="1" meta:cell-count="30" meta:object-count="0"/>
  </office:meta>
</office:document-meta>
</file>